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6" style:family="paragraph">
      <style:paragraph-properties fo:margin-left="1.27cm" fo:margin-right="0cm" fo:margin-top="0cm" fo:margin-bottom="0cm" fo:text-align="start" fo:text-indent="-1.27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8" style:family="paragraph">
      <style:paragraph-properties fo:text-align="center" style:text-autospace="none"/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start" fo:text-indent="-1.27cm" style:text-autospace="none"/>
      <style:text-properties fo:color="#000000" style:font-name="Segoe UI1" fo:font-size="36pt" style:font-name-asian="Segoe UI1" style:font-size-asian="8.5pt" style:font-name-complex="Segoe UI1" style:font-size-complex="8.5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000000" style:font-name="Segoe UI1" fo:font-size="36pt" style:font-name-asian="Segoe UI1" style:font-size-asian="8.5pt" style:font-name-complex="Segoe UI1" style:font-size-complex="8.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 style:text-autospace="none"/>
      <style:text-properties fo:color="#000000" style:font-name="Segoe UI1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text-autospace="none"/>
      <style:text-properties fo:color="#000000" style:font-name="Segoe UI1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font-size-asian="32pt" style:font-size-complex="32pt"/>
    </style:style>
    <style:style style:name="T3" style:family="text">
      <style:text-properties style:font-name="Segoe UI" fo:font-size="24pt" style:font-size-asian="24pt" style:font-size-complex="24pt"/>
    </style:style>
    <style:style style:name="T4" style:family="text">
      <style:text-properties style:font-name="Segoe UI" fo:font-size="36pt" style:font-size-asian="36pt" style:font-size-complex="3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26pt" fo:font-style="italic" fo:text-shadow="none" style:text-underline-style="solid" style:text-underline-width="auto" style:text-underline-color="font-color" fo:font-weight="normal" style:letter-kerning="true" style:font-name-asian="Segoe UI1" style:font-size-asian="26pt" style:font-style-asian="italic" style:font-weight-asian="normal" style:font-name-complex="Segoe U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6pt" fo:font-style="italic" fo:text-shadow="none" style:text-underline-style="none" fo:font-weight="normal" style:letter-kerning="true" style:font-name-asian="Segoe UI1" style:font-size-asian="26pt" style:font-style-asian="italic" style:font-weight-asian="normal" style:font-name-complex="Segoe U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Segoe UI1" style:font-size-asian="20pt" style:font-style-asian="normal" style:font-weight-asian="bold" style:font-name-complex="Segoe UI1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ymn #662</text:span></text:p>
            <text:p text:style-name="P1"><text:span text:style-name="T2">“</text:span><text:span text:style-name="T2">Onward, Christian Soldier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991cm" svg:x="1.778cm" svg:y="1.016cm">
          <draw:text-box>
            <text:p text:style-name="P4"><text:span text:style-name="T3">1. </text:span><text:span text:style-name="T4">Onward, Christian soldiers,</text:span><text:span text:style-name="T4"><text:line-break/></text:span><text:span text:style-name="T4">Marching as to war,</text:span><text:span text:style-name="T4"><text:line-break/></text:span><text:span text:style-name="T4">With the cross of Jesus</text:span><text:span text:style-name="T4"><text:line-break/></text:span><text:span text:style-name="T4"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991cm" svg:x="1.778cm" svg:y="1.016cm">
          <draw:text-box>
            <text:p text:style-name="P4"><text:span text:style-name="T4">Christ, the royal master,</text:span><text:span text:style-name="T4"><text:line-break/></text:span><text:span text:style-name="T4">Leads against the foe;</text:span><text:span text:style-name="T4"><text:line-break/></text:span><text:span text:style-name="T4">Forward into battle</text:span><text:span text:style-name="T4"><text:line-break/></text:span><text:span text:style-name="T4">See His banners go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991cm" svg:x="1.778cm" svg:y="1.016cm">
          <draw:text-box>
            <text:p text:style-name="P6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1" draw:text-style-name="P9" draw:layer="layout" svg:width="24.384cm" svg:height="6.991cm" svg:x="1.778cm" svg:y="1.016cm">
          <draw:text-box>
            <text:p text:style-name="P8"><text:span text:style-name="T9">2.</text:span><text:span text:style-name="T9"><text:tab/></text:span><text:span text:style-name="T10">Like a mighty army</text:span><text:span text:style-name="T10"><text:line-break/></text:span><text:span text:style-name="T10">Moves the Church of God;</text:span><text:span text:style-name="T10"><text:line-break/></text:span><text:span text:style-name="T10">Brothers, we are treading</text:span><text:span text:style-name="T10"><text:line-break/></text:span><text:span text:style-name="T10">Where the saints have tr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1" draw:text-style-name="P9" draw:layer="layout" svg:width="24.384cm" svg:height="6.991cm" svg:x="1.778cm" svg:y="1.016cm">
          <draw:text-box>
            <text:p text:style-name="P8"><text:span text:style-name="T10">We are not divided,</text:span><text:span text:style-name="T10"><text:line-break/></text:span><text:span text:style-name="T10">All one body we,</text:span><text:span text:style-name="T10"><text:line-break/></text:span><text:span text:style-name="T10">One in hope and doctrine,</text:span><text:span text:style-name="T10"><text:line-break/></text:span><text:span text:style-name="T10">One in chari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1" draw:text-style-name="P11" draw:layer="layout" svg:width="24.384cm" svg:height="6.991cm" svg:x="1.778cm" svg:y="1.016cm">
          <draw:text-box>
            <text:p text:style-name="P10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1" draw:text-style-name="P14" draw:layer="layout" svg:width="24.384cm" svg:height="6.991cm" svg:x="1.778cm" svg:y="1.016cm">
          <draw:text-box>
            <text:p text:style-name="P13"><text:span text:style-name="T9">3. </text:span><text:span text:style-name="T10">Crowns and thrones may perish,</text:span><text:span text:style-name="T10"><text:line-break/></text:span><text:span text:style-name="T10">Kingdoms rise and wane,</text:span><text:span text:style-name="T10"><text:line-break/></text:span><text:span text:style-name="T10">But the Church of Jesus</text:span><text:span text:style-name="T10"><text:line-break/></text:span><text:span text:style-name="T10">Constant will rem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1" draw:text-style-name="P14" draw:layer="layout" svg:width="24.384cm" svg:height="6.991cm" svg:x="1.778cm" svg:y="1.016cm">
          <draw:text-box>
            <text:p text:style-name="P13"><text:span text:style-name="T10">Gates of hell can never</text:span><text:span text:style-name="T10"><text:line-break/></text:span><text:span text:style-name="T10">’Gainst that Church prevail;</text:span><text:span text:style-name="T10"><text:line-break/></text:span><text:span text:style-name="T10">We have Christ’s own promise,</text:span><text:span text:style-name="T10"><text:line-break/></text:span><text:span text:style-name="T10">And that cannot fa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1" draw:text-style-name="P11" draw:layer="layout" svg:width="24.384cm" svg:height="6.991cm" svg:x="1.778cm" svg:y="1.016cm">
          <draw:text-box>
            <text:p text:style-name="P10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1" draw:text-style-name="P16" draw:layer="layout" svg:width="24.384cm" svg:height="6.991cm" svg:x="1.778cm" svg:y="1.016cm">
          <draw:text-box>
            <text:p text:style-name="P15"><text:span text:style-name="T9">4. </text:span><text:span text:style-name="T10">Onward, then, ye faithful,</text:span><text:span text:style-name="T10"><text:line-break/></text:span><text:span text:style-name="T10">Join our happy throng,</text:span><text:span text:style-name="T10"><text:line-break/></text:span><text:span text:style-name="T10">Blend with ours your voices</text:span><text:span text:style-name="T10"><text:line-break/></text:span><text:span text:style-name="T10">In the triumph so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1" draw:text-style-name="P16" draw:layer="layout" svg:width="24.384cm" svg:height="6.991cm" svg:x="1.778cm" svg:y="1.016cm">
          <draw:text-box>
            <text:p text:style-name="P15"><text:span text:style-name="T10">Glory, laud, and honor</text:span><text:span text:style-name="T10"><text:line-break/></text:span><text:span text:style-name="T10">Unto Christ, the king;</text:span><text:span text:style-name="T10"><text:line-break/></text:span><text:span text:style-name="T10">This through countless ages</text:span><text:span text:style-name="T10"><text:line-break/></text:span><text:span text:style-name="T10">Men and angels s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" presentation:presentation-page-layout-name="AL1T0">
        <office:forms form:automatic-focus="false" form:apply-design-mode="false"/>
        <draw:frame draw:style-name="gr1" draw:text-style-name="P11" draw:layer="layout" svg:width="24.384cm" svg:height="10.735cm" svg:x="1.778cm" svg:y="1.016cm">
          <draw:text-box>
            <text:p text:style-name="P10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<text:s text:c="15"/></text:span><text:span text:style-name="T11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2:25:23.208000000</meta:creation-date>
    <dc:title>bluwht blank</dc:title>
    <meta:editing-duration>PT9M32S</meta:editing-duration>
    <meta:editing-cycles>3</meta:editing-cycles>
    <meta:generator>LibreOffice/5.4.0.3$Windows_X86_64 LibreOffice_project/7556cbc6811c9d992f4064ab9287069087d7f62c</meta:generator>
    <dc:date>2017-08-24T12:45:07.119000000</dc:date>
    <meta:document-statistic meta:object-count="71"/>
  </office:meta>
</office:document-meta>
</file>